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Standard" style:list-style-name="L1">
      <style:text-properties officeooo:rsid="0019786a" officeooo:paragraph-rsid="0019786a"/>
    </style:style>
    <style:style style:name="P7" style:family="paragraph" style:parent-style-name="Standard" style:list-style-name="L1">
      <style:text-properties officeooo:rsid="001a38f5" officeooo:paragraph-rsid="001a38f5"/>
    </style:style>
    <style:style style:name="P8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6">True</text:p>
        </text:list-item>
        <text:list-item>
          <text:p text:style-name="P7">Tr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8:08:58.612592008</dc:date>
    <meta:editing-duration>PT3H32M4S</meta:editing-duration>
    <meta:editing-cycles>16</meta:editing-cycles>
    <meta:document-statistic meta:table-count="0" meta:image-count="0" meta:object-count="0" meta:page-count="1" meta:paragraph-count="9" meta:word-count="29" meta:character-count="136" meta:non-whitespace-character-count="120"/>
  </office:meta>
</office:document-meta>
</file>